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17"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1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2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3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66aa5" style:font-weight-asian="normal" style:font-weight-complex="normal"/>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rsid="00445db1" officeooo:paragraph-rsid="00466aa5" style:font-weight-asian="normal" style:font-weight-complex="normal"/>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0" style:family="paragraph" style:parent-style-name="Text_20_body">
      <style:paragraph-properties fo:text-align="end" style:justify-single-word="false"/>
    </style:style>
    <style:style style:name="P41" style:family="paragraph" style:parent-style-name="Text_20_body">
      <style:paragraph-properties fo:margin-top="0in" fo:margin-bottom="0in" style:contextual-spacing="false" fo:text-align="end" style:justify-single-word="false"/>
      <style:text-properties officeooo:paragraph-rsid="00590c3a"/>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start" style:justify-single-word="false"/>
      <style:text-properties officeooo:paragraph-rsid="00556847"/>
    </style:style>
    <style:style style:name="P44" style:family="paragraph" style:parent-style-name="Text_20_body">
      <style:paragraph-properties fo:margin-top="0in" fo:margin-bottom="0in" style:contextual-spacing="false" fo:text-align="start" style:justify-single-word="false"/>
      <style:text-properties officeooo:paragraph-rsid="00568dab"/>
    </style:style>
    <style:style style:name="P45"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6"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7" style:family="paragraph" style:parent-style-name="Text_20_body">
      <style:paragraph-properties fo:text-align="start" style:justify-single-word="false"/>
      <style:text-properties officeooo:paragraph-rsid="0058516d"/>
    </style:style>
    <style:style style:name="P48" style:family="paragraph" style:parent-style-name="Text_20_body">
      <style:paragraph-properties fo:margin-top="0in" fo:margin-bottom="0in" style:contextual-spacing="false" fo:text-align="start" style:justify-single-word="false"/>
      <style:text-properties officeooo:paragraph-rsid="00590c3a"/>
    </style:style>
    <style:style style:name="P49" style:family="paragraph" style:parent-style-name="Text_20_body">
      <style:paragraph-properties fo:margin-top="0in" fo:margin-bottom="0in" style:contextual-spacing="false" fo:text-align="start" style:justify-single-word="false"/>
      <style:text-properties officeooo:paragraph-rsid="00626e40"/>
    </style:style>
    <style:style style:name="P50" style:family="paragraph" style:parent-style-name="Text_20_body">
      <style:paragraph-properties fo:margin-top="0in" fo:margin-bottom="0in" style:contextual-spacing="false" fo:text-align="start" style:justify-single-word="false"/>
      <style:text-properties officeooo:paragraph-rsid="00640f2e"/>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officeooo:paragraph-rsid="00568dab"/>
    </style:style>
    <style:style style:name="P53" style:family="paragraph" style:parent-style-name="Text_20_body">
      <style:paragraph-properties fo:margin-top="0in" fo:margin-bottom="0in" style:contextual-spacing="false" fo:text-align="center" style:justify-single-word="false"/>
      <style:text-properties officeooo:paragraph-rsid="00568dab"/>
    </style:style>
    <style:style style:name="P54" style:family="paragraph" style:parent-style-name="Text_20_body">
      <style:paragraph-properties fo:text-align="center" style:justify-single-word="false"/>
      <style:text-properties officeooo:paragraph-rsid="0058516d"/>
    </style:style>
    <style:style style:name="P55" style:family="paragraph" style:parent-style-name="Text_20_body">
      <style:paragraph-properties fo:margin-top="0in" fo:margin-bottom="0in" style:contextual-spacing="false" fo:text-align="center" style:justify-single-word="false"/>
      <style:text-properties officeooo:paragraph-rsid="00590c3a"/>
    </style:style>
    <style:style style:name="P56" style:family="paragraph" style:parent-style-name="Text_20_body">
      <style:paragraph-properties fo:margin-top="0in" fo:margin-bottom="0in" style:contextual-spacing="false" fo:text-align="center" style:justify-single-word="false"/>
      <style:text-properties officeooo:paragraph-rsid="00626e40"/>
    </style:style>
    <style:style style:name="P57" style:family="paragraph" style:parent-style-name="Text_20_body">
      <style:paragraph-properties fo:margin-top="0in" fo:margin-bottom="0in" style:contextual-spacing="false" fo:text-align="center" style:justify-single-word="false"/>
      <style:text-properties officeooo:paragraph-rsid="00640f2e"/>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0"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officeooo:rsid="00640f2e" style:font-size-asian="8pt" style:font-size-complex="8pt"/>
    </style:style>
    <style:style style:name="T68"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69"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0"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6"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77" style:family="text">
      <style:text-properties fo:font-variant="normal" fo:text-transform="none" fo:color="#e8eaed" loext:opacity="100%" style:font-name="Noto Sans Mono" fo:font-size="8pt" fo:letter-spacing="normal" fo:font-weight="normal" officeooo:rsid="00640f2e" style:font-size-asian="8pt" style:font-weight-asian="normal" style:font-size-complex="8pt" style:font-weight-complex="normal"/>
    </style:style>
    <style:style style:name="T78" style:family="text">
      <style:text-properties officeooo:rsid="0014cae5"/>
    </style:style>
    <style:style style:name="T79" style:family="text">
      <style:text-properties officeooo:rsid="00165a84"/>
    </style:style>
    <style:style style:name="T80" style:family="text">
      <style:text-properties officeooo:rsid="001c4d77"/>
    </style:style>
    <style:style style:name="T81" style:family="text">
      <style:text-properties style:font-name="Noto Sans Mono" fo:font-size="8pt" fo:font-weight="bold" style:font-size-asian="8pt" style:font-weight-asian="bold" style:font-size-complex="8pt" style:font-weight-complex="bold"/>
    </style:style>
    <style:style style:name="T82"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0">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78">his cousin Charlie,</text:span><text:span text:style-name="T1"> Leann, Evan, Amanda, Tuvi and Wes.</text:span></text:p>
      <text:p text:style-name="P1"><text:soft-page-break/><text:s text:c="3"/><text:span text:style-name="T78">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78">We watched two lousy comedians, got into our black skin suits and made noises while Joe Carrol told some captivating stories, prompted by the word “cat.” </text:span><text:span text:style-name="T79">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17"><text:soft-page-break/>—VI.XXII</text:p>
      <text:p text:style-name="P18"/>
      <text:p text:style-name="P5"><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6"><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12"><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19"/>
      <text:p text:style-name="P14"><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20"><text:soft-page-break/>. . .</text:p>
      <text:p text:style-name="P20"/>
      <text:p text:style-name="P21">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15"><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13"><text:span text:style-name="T14"><text:s text:c="3"/>I said, “</text:span><text:span text:style-name="T16">Ohhhhhh I thought the wedding was today!” and sent a picture of Ryan and I. He said, “Who you sending that to?” and I said, “I dunno!”</text:span></text:p>
      <text:p text:style-name="P13"><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2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13"><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13"><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23"/>
      <text:p text:style-name="P16"><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31"><text:soft-page-break/>. . .</text:p>
      <text:p text:style-name="P24"/>
      <text:p text:style-name="P7"><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7"><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8"><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8"><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5">was</text:span><text:span text:style-name="T22"> a side gate open to the party, just not at an angle I could have ever noticed walking up from my house.</text:span></text:p>
      <text:p text:style-name="P7"><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6">Piper Oz the Hound</text:span><text:span text:style-name="T22"> and wrote in my journal.</text:span></text:p>
      <text:p text:style-name="P25"/>
      <text:p text:style-name="P9"><text:span text:style-name="T22">I am very happy to be writing more verbosely at a computer, and I have had some ideas about how to do more of it. One idea is to go through </text:span><text:span text:style-name="T55">A Good Visit</text:span><text:span text:style-name="T22"> and rewrite/reformat it for 4x6, then find a random book to paste the story inside of.</text:span></text:p>
      <text:p text:style-name="P26"><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9"><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9"><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9"><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9"><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1"><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9"><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27"/>
      <text:p text:style-name="P32">. . .</text:p>
      <text:p text:style-name="P28"/>
      <text:p text:style-name="P10"><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29"/>
      <text:p text:style-name="P30">That was indeed a very interesting time of my life. It’s almost as if the motivation I had to work on keyboard and technical things during the day was a compensation to make up for the time lost while drinking and hungover.</text:p>
      <text:p text:style-name="P30"><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10"><text:span text:style-name="T22"><text:s text:c="3"/></text:span><text:span text:style-name="T34">I ate some grapes, laid in bed and eventually realized I couldn’t argue with sleep.</text:span></text:p>
      <text:p text:style-name="P10"><text:span text:style-name="T34"/></text:p>
      <text:p text:style-name="P10"><text:span text:style-name="T34"/></text:p>
      <text:p text:style-name="P34"><text:soft-page-break/><text:span text:style-name="T36">V</text:span><text:span text:style-name="T35">I.XXIII——</text:span></text:p>
      <text:p text:style-name="P34"><text:span text:style-name="T35"/></text:p>
      <text:p text:style-name="P35"><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5"><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5"><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5"><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5"><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35"><text:span text:style-name="T38"/></text:p>
      <text:p text:style-name="P38"><text:span text:style-name="T54">. . .</text:span></text:p>
      <text:p text:style-name="P36"><text:span text:style-name="T22"/></text:p>
      <text:p text:style-name="P37"><text:span text:style-name="T41">I napped for at least two hours, made noodles + peas and looked at my phone.</text:span></text:p>
      <text:p text:style-name="P37"><text:span text:style-name="T41"/></text:p>
      <text:p text:style-name="P37"><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37"><text:span text:style-name="T42"><text:s text:c="3"/>I am excited to ride Lazoom with her on Monday, but also realizing we don’t have an out-of-town opportunity to carpool anywhere together until Rare Bird Farm in September, which is worth being sad about no matter what becomes of our relationship. </text:span></text:p>
      <text:p text:style-name="P37"><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7"><text:span text:style-name="T42"><text:s text:c="3"/></text:span><text:span text:style-name="T45">I am ready for darkness to fall. I just want to lay in bed.</text:span></text:p>
      <text:p text:style-name="P37"><text:span text:style-name="T45"/></text:p>
      <text:p text:style-name="P39"><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9"><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9"><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9"><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9"><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40"><text:soft-page-break/><text:span text:style-name="Source_20_Text"><text:span text:style-name="T81">—VI.XXIV</text:span></text:span></text:p>
      <text:p text:style-name="P40"><text:span text:style-name="Source_20_Text"><text:span text:style-name="T81"/></text:span></text:p>
      <text:p text:style-name="P43"><text:span text:style-name="Source_20_Text"><text:span text:style-name="T58">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1"><text:line-break/> <text:s text:c="2"/></text:span></text:span><text:span text:style-name="Source_20_Text"><text:span text:style-name="T58">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1"><text:line-break/> <text:s text:c="2"/></text:span></text:span><text:span text:style-name="Source_20_Text"><text:span text:style-name="T58">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1"><text:line-break/> <text:s text:c="2"/></text:span></text:span><text:span text:style-name="Source_20_Text"><text:span text:style-name="T58">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8">not to look too bored.</text:span></text:span><text:span text:style-name="Source_20_Text"><text:span text:style-name="T81"><text:line-break/> <text:s text:c="2"/></text:span></text:span><text:span text:style-name="Source_20_Text"><text:span text:style-name="T57">“</text:span></text:span><text:span text:style-name="Source_20_Text"><text:span text:style-name="T58">Well, you two are an interesting pair,” Mom said.</text:span></text:span><text:span text:style-name="Source_20_Text"><text:span text:style-name="T81"><text:line-break/> <text:s text:c="2"/></text:span></text:span><text:span text:style-name="Source_20_Text"><text:span text:style-name="T58">I said, “That’s good!”</text:span></text:span><text:span text:style-name="Source_20_Text"><text:span text:style-name="T81"><text:line-break/></text:span></text:span><text:span text:style-name="Source_20_Text"><text:span text:style-name="T58">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1"><text:line-break/></text:span></text:span><text:span text:style-name="Source_20_Text"><text:span text:style-name="T57">“</text:span></text:span><text:span text:style-name="Source_20_Text"><text:span text:style-name="T58">You look pretty settled in to me,” I said. </text:span></text:span><text:span text:style-name="Source_20_Text"><text:span text:style-name="T81"><text:line-break/> <text:s text:c="2"/></text:span></text:span><text:span text:style-name="Source_20_Text"><text:span text:style-name="T57">“</text:span></text:span><text:span text:style-name="Source_20_Text"><text:span text:style-name="T58">Well, I’ve got a lot of bare walls.”</text:span></text:span><text:span text:style-name="Source_20_Text"><text:span text:style-name="T81"><text:line-break/> <text:s text:c="2"/></text:span></text:span><text:span text:style-name="Source_20_Text"><text:span text:style-name="T58">I decided to go lie down and had a nice nap in the guest room in the rain. I woke up, ate four grapes, went to the car for my laundry basket, started a load and wrote in my journal. </text:span></text:span><text:span text:style-name="Source_20_Text"><text:span text:style-name="T81"><text:line-break/><text:line-break/></text:span></text:span><text:span text:style-name="Source_20_Text"><text:span text:style-name="T58">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1"><text:line-break/><text:line-break/></text:span></text:span><text:span text:style-name="Source_20_Text"><text:span text:style-name="T58">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8">worker.</text:span></text:span><text:span text:style-name="Source_20_Text"><text:span text:style-name="T81"><text:line-break/> <text:s text:c="2"/></text:span></text:span><text:span text:style-name="Source_20_Text"><text:span text:style-name="T58">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1"><text:line-break/> <text:s text:c="2"/></text:span></text:span><text:span text:style-name="Source_20_Text"><text:span text:style-name="T58">I drove us back home and Mom said, “I miss my Mini logo, too,” one of several hints that she was mourning the loss of her convertible. I said, “We can trade back if you want.”</text:span></text:span><text:span text:style-name="Source_20_Text"><text:span text:style-name="T81"><text:line-break/> <text:s text:c="2"/></text:span></text:span><text:span text:style-name="Source_20_Text"><text:span text:style-name="T57">“</text:span></text:span><text:span text:style-name="Source_20_Text"><text:span text:style-name="T58">Well, that would make me happy. We can trade every so often and just say that you’re borrowing it.”</text:span></text:span><text:span text:style-name="Source_20_Text"><text:span text:style-name="T81"><text:line-break/></text:span></text:span><text:span text:style-name="Source_20_Text"><text:span text:style-name="T58">I walked in the house, sat down and wrote in my journal.</text:span></text:span><text:span text:style-name="Source_20_Text"><text:span text:style-name="T81"><text:line-break/><text:line-break/></text:span></text:span><text:span text:style-name="Source_20_Text"><text:span text:style-name="T58">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1"><text:line-break/> <text:s text:c="2"/></text:span></text:span><text:span text:style-name="Source_20_Text"><text:span text:style-name="T58">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8">messages in a purely chronological order, regardless of who sent them or who they were sent to.</text:span></text:span><text:span text:style-name="Source_20_Text"><text:span text:style-name="T81"><text:line-break/> <text:s text:c="2"/></text:span></text:span><text:span text:style-name="Source_20_Text"><text:span text:style-name="T58">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1"><text:line-break/><text:line-break/></text:span></text:span><text:span text:style-name="Source_20_Text"><text:span text:style-name="T58">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1"><text:line-break/> <text:s text:c="2"/></text:span></text:span><text:span text:style-name="Source_20_Text"><text:span text:style-name="T58">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1"><text:line-break/> <text:s text:c="2"/></text:span></text:span><text:span text:style-name="Source_20_Text"><text:span text:style-name="T58">There was a half-hour lull at 11:30 and then we texted for another hour about the Olympics, Melissa, </text:span></text:span><text:soft-page-break/><text:span text:style-name="Source_20_Text"><text:span text:style-name="T58">Say She She and the Nashville notation system and said our night-nights.</text:span></text:span></text:p>
      <text:p text:style-name="P43"><text:span text:style-name="Source_20_Text"><text:span text:style-name="T58"/></text:span></text:p>
      <text:p text:style-name="P51"><text:span text:style-name="Source_20_Text"><text:span text:style-name="T81">—VI.XXV—</text:span></text:span><text:span text:style-name="Source_20_Text"><text:span text:style-name="T82"> </text:span></text:span></text:p>
      <text:p text:style-name="P42"><text:span text:style-name="Source_20_Text"><text:span text:style-name="T82"/></text:span></text:p>
      <text:p text:style-name="P47"><text:span text:style-name="Source_20_Text"><text:span text:style-name="T59">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2"><text:line-break/> <text:s text:c="2"/></text:span></text:span><text:span text:style-name="Source_20_Text"><text:span text:style-name="T59">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2"><text:line-break/> <text:s text:c="2"/></text:span></text:span><text:span text:style-name="Source_20_Text"><text:span text:style-name="T59">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2"><text:line-break/> <text:s text:c="2"/></text:span></text:span><text:span text:style-name="Source_20_Text"><text:span text:style-name="T59">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9">"Hmm?"</text:span></text:span><text:span text:style-name="Source_20_Text"><text:span text:style-name="T82"><text:line-break/> <text:s text:c="2"/></text:span></text:span><text:span text:style-name="Source_20_Text"><text:span text:style-name="T59">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2"><text:line-break/> <text:s text:c="2"/></text:span></text:span><text:span text:style-name="Source_20_Text"><text:span text:style-name="T59">"Are they?</text:span></text:span><text:span text:style-name="Source_20_Text"><text:span text:style-name="T82"><text:line-break/> <text:s text:c="2"/></text:span></text:span><text:span text:style-name="Source_20_Text"><text:span text:style-name="T59">"Yep. The Fall is a ways away, so maybe you should find a way to be happy now."</text:span></text:span><text:span text:style-name="Source_20_Text"><text:span text:style-name="T82"><text:line-break/></text:span></text:span><text:span text:style-name="Source_20_Text"><text:span text:style-name="T59">He said he was going to the upcoming Rotary meeting. I walked him to his car and said I was going to hang out at the library, then, "You gonna hang at the house and listen to Nick?"</text:span></text:span><text:span text:style-name="Source_20_Text"><text:span text:style-name="T82"><text:line-break/></text:span></text:span><text:span text:style-name="Source_20_Text"><text:span text:style-name="T59">"Yeah, probably."</text:span></text:span><text:span text:style-name="Source_20_Text"><text:span text:style-name="T82"><text:line-break/> <text:s text:c="2"/></text:span></text:span><text:span text:style-name="Source_20_Text"><text:span text:style-name="T59">"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2"><text:line-break/> <text:s text:c="2"/></text:span></text:span><text:span text:style-name="Source_20_Text"><text:span text:style-name="T59">"You mean Lookout? I love Lookout!" I sat at a table and wrote in my journal.</text:span></text:span></text:p>
      <text:p text:style-name="P47"><text:span text:style-name="Source_20_Text"><text:span text:style-name="T59"/></text:span></text:p>
      <text:p text:style-name="P54"><text:span text:style-name="Source_20_Text"><text:span text:style-name="T69">. . .</text:span></text:span></text:p>
      <text:p text:style-name="P47"><text:span text:style-name="Source_20_Text"><text:span text:style-name="T59"/></text:span></text:p>
      <text:p text:style-name="P47"><text:span text:style-name="Source_20_Text"><text:span text:style-name="T59">I wanted to check </text:span></text:span><text:span text:style-name="Source_20_Text"><text:span text:style-name="T61">out the BHM Regional Library Headquarters and started walking that way, but passed by the pawn shop</text:span></text:span><text:span text:style-name="Source_20_Text"><text:span text:style-name="T59"> and started thinking about the Chromebook I had seen inside for $40. I sat at a </text:span></text:span><text:soft-page-break/><text:span text:style-name="Source_20_Text"><text:span text:style-name="T59">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2"><text:line-break/> <text:s text:c="2"/></text:span></text:span><text:span text:style-name="Source_20_Text"><text:span text:style-name="T59">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2"><text:line-break/> <text:s text:c="2"/></text:span></text:span><text:span text:style-name="Source_20_Text"><text:span text:style-name="T59">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2"><text:line-break/> <text:s text:c="2"/></text:span></text:span><text:span text:style-name="Source_20_Text"><text:span text:style-name="T59">I sat in the living room, set up my new computer and wrote in my journal, mostly in the Google Keep app with a quick test of Google Docs as well.</text:span></text:span><text:span text:style-name="Source_20_Text"><text:span text:style-name="T82"><text:line-break/><text:line-break/></text:span></text:span><text:span text:style-name="Source_20_Text"><text:span text:style-name="T59">The notes app is a very efficient way of mocking up my journal entries, and I like that it has dark mode, plus an appropriate font and page size. It </text:span></text:span><text:soft-page-break/><text:span text:style-name="Source_20_Text"><text:span text:style-name="T59">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2"><text:line-break/> <text:s text:c="2"/></text:span></text:span><text:span text:style-name="Source_20_Text"><text:span text:style-name="T59">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7"><text:span text:style-name="Source_20_Text"><text:span text:style-name="T59"/></text:span></text:p>
      <text:p text:style-name="P54"><text:span text:style-name="Source_20_Text"><text:span text:style-name="T69">. . .</text:span></text:span></text:p>
      <text:p text:style-name="P47"><text:span text:style-name="Source_20_Text"><text:span text:style-name="T59"/></text:span></text:p>
      <text:p text:style-name="P47"><text:span text:style-name="Source_20_Text"><text:span text:style-name="T59">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2"><text:line-break/><text:line-break/></text:span></text:span><text:span text:style-name="Source_20_Text"><text:span text:style-name="T59">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9">just go on a short walk, but her request for a steep hill is a perfect opportunity for the invitation.</text:span></text:span><text:span text:style-name="Source_20_Text"><text:span text:style-name="T82"><text:line-break/><text:line-break/></text:span></text:span><text:span text:style-name="Source_20_Text"><text:span text:style-name="T59">I laid in bed some more. My dad poked his head through the doorway.</text:span></text:span><text:span text:style-name="Source_20_Text"><text:span text:style-name="T82"><text:line-break/> <text:s text:c="2"/></text:span></text:span><text:span text:style-name="Source_20_Text"><text:span text:style-name="T59">"Did Mom ask you about whether you want to go out to eat or eat here?"</text:span></text:span><text:span text:style-name="Source_20_Text"><text:span text:style-name="T82"><text:line-break/> <text:s text:c="2"/></text:span></text:span><text:span text:style-name="Source_20_Text"><text:span text:style-name="T59">"No."</text:span></text:span><text:span text:style-name="Source_20_Text"><text:span text:style-name="T82"><text:line-break/> <text:s text:c="2"/></text:span></text:span><text:span text:style-name="Source_20_Text"><text:span text:style-name="T59">"Well, she keeps asking me. I said I don't care!"</text:span></text:span><text:span text:style-name="Source_20_Text"><text:span text:style-name="T82"><text:line-break/> <text:s text:c="2"/></text:span></text:span><text:span text:style-name="Source_20_Text"><text:span text:style-name="T59">"Well," I said, with a sly pause. "Let's go out, then."</text:span></text:span><text:span text:style-name="Source_20_Text"><text:span text:style-name="T82"><text:line-break/> <text:s text:c="2"/></text:span></text:span><text:span text:style-name="Source_20_Text"><text:span text:style-name="T59">I took a bath, got back in bed and wrote in my journal. Alyse texted, saying, "hey bud! do you have time around 8:30/9 tonight to let young charles out??"</text:span></text:span><text:span text:style-name="Source_20_Text"><text:span text:style-name="T82"><text:line-break/></text:span></text:span><text:span text:style-name="Source_20_Text"><text:span text:style-name="T59">I said, "Sorry, I'm out of tooooooon"</text:span></text:span><text:span text:style-name="Source_20_Text"><text:span text:style-name="T82"><text:line-break/></text:span></text:span><text:span text:style-name="Source_20_Text"><text:span text:style-name="T59">And she said, "no worries!!"</text:span></text:span><text:span text:style-name="Source_20_Text"><text:span text:style-name="T82"><text:line-break/> <text:s text:c="2"/></text:span></text:span><text:span text:style-name="Source_20_Text"><text:span text:style-name="T59">Maddy texted me trying to tell me about George Harrison's self-titled album, Os Mutantes and The Zombies, just another reminder I am past that relationship.</text:span></text:span></text:p>
      <text:p text:style-name="P47"><text:span text:style-name="Source_20_Text"><text:span text:style-name="T59"/></text:span></text:p>
      <text:p text:style-name="P54"><text:span text:style-name="Source_20_Text"><text:span text:style-name="T69">. . .</text:span></text:span></text:p>
      <text:p text:style-name="P47"><text:span text:style-name="Source_20_Text"><text:span text:style-name="T59"/></text:span></text:p>
      <text:p text:style-name="P47"><text:span text:style-name="Source_20_Text"><text:span text:style-name="T59">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9">Hazyum. Mine was rare with Starry. I drove us back home, took off my fancy shirt, asked if there were any Olympic trials scheduled for tonight (no,) and wrote in my journal.</text:span></text:span><text:span text:style-name="Source_20_Text"><text:span text:style-name="T82"><text:line-break/><text:line-break/></text:span></text:span><text:span text:style-name="Source_20_Text"><text:span text:style-name="T59">Lately, due to really enjoying writing and wanting to fill up journal pages, I've made a habit after writing out thoughts after outlining the facts, but I'm not sure I have any at the moment; I am content.</text:span></text:span></text:p>
      <text:p text:style-name="P54"><text:span text:style-name="Source_20_Text"><text:span text:style-name="T82"><text:line-break/><text:line-break/>. . .</text:span></text:span></text:p>
      <text:p text:style-name="P54"><text:span text:style-name="Source_20_Text"><text:span text:style-name="T82"/></text:span></text:p>
      <text:p text:style-name="P47"><text:span text:style-name="Source_20_Text"><text:span text:style-name="T59">My contentedness slowly faltered as I lay awake wishing Hannah would text me. I sent a meme via Instagram to let her know I was awake and watched the green dot linger over her Facebook profile with no response.</text:span></text:span></text:p>
      <text:p text:style-name="P52"><text:span text:style-name="Source_20_Text"><text:span text:style-name="T68">—VI.XXVI— </text:span></text:span></text:p>
      <text:p text:style-name="P52"><text:span text:style-name="Source_20_Text"><text:span text:style-name="T68"/></text:span></text:p>
      <text:p text:style-name="P44"><text:span text:style-name="Source_20_Text"><text:span text:style-name="T60">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60">said goodbye to Mom and then to Dad, who was up and dressed. Nick was barking the whole time.</text:span></text:span></text:p>
      <text:p text:style-name="P44"><text:span text:style-name="Source_20_Text"><text:span text:style-name="T60"><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4"><text:span text:style-name="Source_20_Text"><text:span text:style-name="T60"/></text:span></text:p>
      <text:p text:style-name="P44"><text:span text:style-name="Source_20_Text"><text:span text:style-name="T60">I almost walked into the Burger King at first but had recognized its signature brick siding.</text:span></text:span></text:p>
      <text:p text:style-name="P44"><text:span text:style-name="Source_20_Text"><text:span text:style-name="T60"/></text:span></text:p>
      <text:p text:style-name="P53"><text:span text:style-name="Source_20_Text"><text:span text:style-name="T68">. . .</text:span></text:span></text:p>
      <text:p text:style-name="P44"><text:span text:style-name="Source_20_Text"><text:span text:style-name="T60"/></text:span></text:p>
      <text:p text:style-name="P44"><text:span text:style-name="Source_20_Text"><text:span text:style-name="T60">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4"><text:span text:style-name="Source_20_Text"><text:span text:style-name="T60"><text:s text:c="3"/>"You still game for a walk or a hike tonight?"</text:span></text:span></text:p>
      <text:p text:style-name="P44"><text:span text:style-name="Source_20_Text"><text:span text:style-name="T60"><text:s text:c="3"/>I said, using voice-to-text, "Yes! Either is better"</text:span></text:span></text:p>
      <text:p text:style-name="P44"><text:span text:style-name="Source_20_Text"><text:span text:style-name="T60"><text:s text:c="3"/>"I'm so confused," she said. "What do you mean either is better?" </text:span></text:span></text:p>
      <text:p text:style-name="P44"><text:span text:style-name="Source_20_Text"><text:span text:style-name="T60"><text:s text:c="3"/>"That is a famous Charlie quote we say that means both options sound great"</text:span></text:span></text:p>
      <text:p text:style-name="P44"><text:span text:style-name="Source_20_Text"><text:span text:style-name="T60"><text:s text:c="3"/>"I'm guessing not Charlie the dog"</text:span></text:span></text:p>
      <text:p text:style-name="P44"><text:soft-page-break/><text:span text:style-name="Source_20_Text"><text:span text:style-name="T60"><text:s text:c="3"/>"Not sure which Charlie said it first TBH"</text:span></text:span></text:p>
      <text:p text:style-name="P44"><text:span text:style-name="Source_20_Text"><text:span text:style-name="T60"><text:s text:c="3"/>I drove up the mountain, took the Patton Ave exit, ordered Chick-Fil-A via drivethru and drove hurriedly home, where that cat was sleeping on the porch. I ate my food, brought in my laundry basket and wrote in my journal.</text:span></text:span></text:p>
      <text:p text:style-name="P44"><text:span text:style-name="Source_20_Text"><text:span text:style-name="T60"/></text:span></text:p>
      <text:p text:style-name="P44"><text:span text:style-name="Source_20_Text"><text:span text:style-name="T60">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4"><text:span text:style-name="Source_20_Text"><text:span text:style-name="T60"><text:s text:c="3"/>And yet, something is telling me I should not go to the concert with Cait even if I have the time to. </text:span></text:span></text:p>
      <text:p text:style-name="P44"><text:span text:style-name="Source_20_Text"><text:span text:style-name="T60"/></text:span></text:p>
      <text:p text:style-name="P53"><text:span text:style-name="Source_20_Text"><text:span text:style-name="T68">. . .</text:span></text:span></text:p>
      <text:p text:style-name="P44"><text:span text:style-name="Source_20_Text"><text:span text:style-name="T60"/></text:span></text:p>
      <text:p text:style-name="P44"><text:span text:style-name="Source_20_Text"><text:span text:style-name="T60">I called Cait but got no answer. She soon texted back, saying, "Call ya in a sec. I'm visiting g Taylor in the hospital"</text:span></text:span></text:p>
      <text:p text:style-name="P44"><text:span text:style-name="Source_20_Text"><text:span text:style-name="T60"><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4"><text:span text:style-name="Source_20_Text"><text:span text:style-name="T60"><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60">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4"><text:span text:style-name="Source_20_Text"><text:span text:style-name="T60"><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4"><text:span text:style-name="Source_20_Text"><text:span text:style-name="T60"/></text:span></text:p>
      <text:p text:style-name="P53"><text:span text:style-name="Source_20_Text"><text:span text:style-name="T68">. . .</text:span></text:span></text:p>
      <text:p text:style-name="P44"><text:span text:style-name="Source_20_Text"><text:span text:style-name="T60"/></text:span></text:p>
      <text:p text:style-name="P44"><text:span text:style-name="Source_20_Text"><text:span text:style-name="T60">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4"><text:span text:style-name="Source_20_Text"><text:span text:style-name="T60"><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4"><text:soft-page-break/><text:span text:style-name="Source_20_Text"><text:span text:style-name="T60"><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4"><text:span text:style-name="Source_20_Text"><text:span text:style-name="T60"/></text:span></text:p>
      <text:p text:style-name="P44"><text:span text:style-name="Source_20_Text"><text:span text:style-name="T60">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4"/>
      <text:p text:style-name="P53"><text:span text:style-name="Source_20_Text"><text:span text:style-name="T68">—VI.XXVI</text:span></text:span><text:span text:style-name="Source_20_Text"><text:span text:style-name="T70">I</text:span></text:span><text:span text:style-name="Source_20_Text"><text:span text:style-name="T68">—</text:span></text:span></text:p>
      <text:p text:style-name="P44"><text:span text:style-name="Source_20_Text"><text:span text:style-name="T60"/></text:span></text:p>
      <text:p text:style-name="P44"><text:span text:style-name="Source_20_Text"><text:span text:style-name="T60">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5"><text:soft-page-break/><text:span text:style-name="Source_20_Text"><text:span text:style-name="T60"/></text:span></text:p>
      <text:p text:style-name="P44"><text:span text:style-name="Source_20_Text"><text:span text:style-name="T60">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4"><text:span text:style-name="Source_20_Text"><text:span text:style-name="T60"/></text:span></text:p>
      <text:p text:style-name="P53"><text:span text:style-name="Source_20_Text"><text:span text:style-name="T68">. . .</text:span></text:span></text:p>
      <text:p text:style-name="P44"><text:span text:style-name="Source_20_Text"><text:span text:style-name="T60"/></text:span></text:p>
      <text:p text:style-name="P46"><text:span text:style-name="Source_20_Text"><text:span text:style-name="T60">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4"><text:span text:style-name="Source_20_Text"><text:span text:style-name="T60"><text:s text:c="3"/>I sat on the couch and read through my 15 new pages of journal entries from Washington while looking out at the rain.</text:span></text:span></text:p>
      <text:p text:style-name="P44"><text:span text:style-name="Source_20_Text"><text:span text:style-name="T60"/></text:span></text:p>
      <text:p text:style-name="P44"><text:span text:style-name="Source_20_Text"><text:span text:style-name="T60">Being in love with my journal is a great tool for reminding myself that I am in love with my life, even when it is difficult.</text:span></text:span></text:p>
      <text:p text:style-name="P44"><text:span text:style-name="Source_20_Text"><text:span text:style-name="T60"><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4"><text:span text:style-name="Source_20_Text"><text:span text:style-name="T60"/></text:span></text:p>
      <text:p text:style-name="P48"><text:span text:style-name="Source_20_Text"><text:span text:style-name="T62">I ordered another (free) coffee, walked home in the rain and moved my journal to the master file.</text:span></text:span></text:p>
      <text:p text:style-name="P48"><text:soft-page-break/><text:span text:style-name="Source_20_Text"><text:span text:style-name="T6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drove to Scott and Leann's, got a rundown of all the things: cat food, dog food, quirky locks, litter, bathtub, food, projector, stereo, wifi, Myrtle roaming and barriers, keys, the T</text:span></text:span><text:span text:style-name="Source_20_Text"><text:span text:style-name="T63">e</text:span></text:span><text:span text:style-name="Source_20_Text"><text:span text:style-name="T62">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8"><text:span text:style-name="Source_20_Text"><text:span text:style-name="T62"/></text:span></text:p>
      <text:p text:style-name="P48"><text:span text:style-name="Source_20_Text"><text:span text:style-name="T6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2">and-a-half months ago, which I told a couple people I might never do again. There's also the remoteness of the property to consider, but I am also in a less depressed mindset.</text:span></text:span></text:p>
      <text:p text:style-name="P48"><text:span text:style-name="Source_20_Text"><text:span text:style-name="T6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8"><text:span text:style-name="Source_20_Text"><text:span text:style-name="T62"/></text:span></text:p>
      <text:p text:style-name="P48"><text:span text:style-name="Source_20_Text"><text:span text:style-name="T6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8"><text:soft-page-break/><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read the intro to Armageddon in Retrospect while diverting Myrtle from chewing on her beds and the rug, then texted with Hannah til 1230 and laid me down to sleep.</text:span></text:span></text:p>
      <text:p text:style-name="P48"><text:span text:style-name="Source_20_Text"><text:span text:style-name="T62"/></text:span></text:p>
      <text:p text:style-name="P55"><text:span text:style-name="Source_20_Text"><text:span text:style-name="T71">—VI.XXVIII— </text:span></text:span></text:p>
      <text:p text:style-name="P48"><text:span text:style-name="Source_20_Text"><text:span text:style-name="T62"/></text:span></text:p>
      <text:p text:style-name="P48"><text:span text:style-name="Source_20_Text"><text:span text:style-name="T62">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8"><text:span text:style-name="Source_20_Text"><text:span text:style-name="T6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8"><text:span text:style-name="Source_20_Text"><text:span text:style-name="T6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8"><text:soft-page-break/><text:span text:style-name="Source_20_Text"><text:span text:style-name="T62"><text:s text:c="3"/>The machine was making all kinds of crazy popping noises, so I got up to turn it off and had my chair stolen by Myrtle. She was chewing on her dog beds again, so I offered her her shirt, which seemed to be a good substitution. </text:span></text:span></text:p>
      <text:p text:style-name="P48"><text:span text:style-name="Source_20_Text"><text:span text:style-name="T62"/></text:span></text:p>
      <text:p text:style-name="P55"><text:span text:style-name="Source_20_Text"><text:span text:style-name="T71">. . .</text:span></text:span><text:span text:style-name="Source_20_Text"><text:span text:style-name="T62"> </text:span></text:span></text:p>
      <text:p text:style-name="P48"><text:span text:style-name="Source_20_Text"><text:span text:style-name="T62"/></text:span></text:p>
      <text:p text:style-name="P48"><text:span text:style-name="Source_20_Text"><text:span text:style-name="T6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8"><text:span text:style-name="Source_20_Text"><text:span text:style-name="T6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2">went into the Biltmore estate and started setting up my drums. </text:span></text:span></text:p>
      <text:p text:style-name="P48"><text:span text:style-name="Source_20_Text"><text:span text:style-name="T6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8"><text:span text:style-name="Source_20_Text"><text:span text:style-name="T62"><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8"><text:span text:style-name="Source_20_Text"><text:span text:style-name="T6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8"><text:span text:style-name="Source_20_Text"><text:span text:style-name="T62"><text:s text:c="3"/>I put all the bags inside the kick bag, took them to the car and returned with my cymbal bag. I removed the cowbell, inside of which sits its mount </text:span></text:span><text:soft-page-break/><text:span text:style-name="Source_20_Text"><text:span text:style-name="T62">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8"><text:span text:style-name="Source_20_Text"><text:span text:style-name="T6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8"><text:span text:style-name="Source_20_Text"><text:span text:style-name="T62"><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8"><text:span text:style-name="Source_20_Text"><text:span text:style-name="T62">Mouthfuls by Fruit Bats, On the Radio by Regina Spektor and Milky Way.</text:span></text:span></text:p>
      <text:p text:style-name="P48"><text:span text:style-name="Source_20_Text"><text:span text:style-name="T62"><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2">Dulci, "Could sing Carly Simon or Carole King, I'd throw some money in the tip bucket."</text:span></text:span></text:p>
      <text:p text:style-name="P48"><text:span text:style-name="Source_20_Text"><text:span text:style-name="T62"><text:s text:c="3"/>I said, "I bet we know some Carole King, but it'll cost you a million bucks."</text:span></text:span></text:p>
      <text:p text:style-name="P48"><text:span text:style-name="Source_20_Text"><text:span text:style-name="T62"><text:s text:c="3"/>He said, "No, I don't have that kind of money."</text:span></text:span></text:p>
      <text:p text:style-name="P48"><text:span text:style-name="Source_20_Text"><text:span text:style-name="T6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8"><text:span text:style-name="Source_20_Text"><text:span text:style-name="T62"/></text:span></text:p>
      <text:p text:style-name="P55"><text:span text:style-name="Source_20_Text"><text:span text:style-name="T71">—VI.XXIX—</text:span></text:span></text:p>
      <text:p text:style-name="P48"><text:span text:style-name="Source_20_Text"><text:span text:style-name="T62"/></text:span></text:p>
      <text:p text:style-name="P48"><text:span text:style-name="Source_20_Text"><text:span text:style-name="T6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8"><text:span text:style-name="Source_20_Text"><text:span text:style-name="T62"><text:s text:c="3"/>She said, "Yes. A good day. Very long. I had a break yesterday morning then I got the chance to go to the nature center with emmylou and Peter, so I jumped at it" and sent a picture of Emmylou riding Peter's back.</text:span></text:span></text:p>
      <text:p text:style-name="P48"><text:soft-page-break/><text:span text:style-name="Source_20_Text"><text:span text:style-name="T6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8"><text:span text:style-name="Source_20_Text"><text:span text:style-name="T6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2">coffee, rewrote my drum setup description from the day before and wrote in my journal.</text:span></text:span></text:p>
      <text:p text:style-name="P48"><text:span text:style-name="Source_20_Text"><text:span text:style-name="T62"/></text:span></text:p>
      <text:p text:style-name="P48"><text:span text:style-name="Source_20_Text"><text:span text:style-name="T6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8"><text:span text:style-name="Source_20_Text"><text:span text:style-name="T6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8"><text:span text:style-name="Source_20_Text"><text:span text:style-name="T62"/></text:span></text:p>
      <text:p text:style-name="P48"><text:span text:style-name="Source_20_Text"><text:span text:style-name="T62"/></text:span></text:p>
      <text:p text:style-name="P48"><text:span text:style-name="Source_20_Text"><text:span text:style-name="T62"/></text:span></text:p>
      <text:p text:style-name="P41"><text:soft-page-break/><text:span text:style-name="Source_20_Text"><text:span text:style-name="T71">—VI.XXX</text:span></text:span></text:p>
      <text:p text:style-name="P48"><text:span text:style-name="Source_20_Text"><text:span text:style-name="T62"/></text:span></text:p>
      <text:p text:style-name="P48"><text:span text:style-name="Source_20_Text"><text:span text:style-name="T62">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8"><text:span text:style-name="Source_20_Text"><text:span text:style-name="T62"><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8"><text:span text:style-name="Source_20_Text"><text:span text:style-name="T62"/></text:span></text:p>
      <text:p text:style-name="P48"><text:span text:style-name="Source_20_Text"><text:span text:style-name="T62">Yesterday was very relaxing and I hope to be able to choose myself like this all the time. Of course, I realize the irony that I am in such a relaxing place because Scott has chosen me to be here.</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8"><text:span text:style-name="Source_20_Text"><text:span text:style-name="T62"><text:s text:c="3"/>I sat in the comfy chair looking at Instagram, scooped the litter box and poured some more coffee.</text:span></text:span></text:p>
      <text:p text:style-name="P48"><text:span text:style-name="Source_20_Text"><text:span text:style-name="T62"><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2">nother cup's worth. I responded to Dad with my Wordle score, tried to chug a little more coffee, shut all the windows, checked the porch door, laid eyes on two cats, wrote in my journal and left the house.</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8"><text:span text:style-name="Source_20_Text"><text:span text:style-name="T6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8"><text:span text:style-name="Source_20_Text"><text:span text:style-name="T62"><text:s text:c="3"/>It started to drizzle as Kevin, Dulci and Alyse arrived. Dulci said, "A hearty rain!"</text:span></text:span></text:p>
      <text:p text:style-name="P48"><text:span text:style-name="Source_20_Text"><text:span text:style-name="T62"><text:s text:c="3"/>I said, "That's not hearty!" and charlie didn't believe it was raining at all.</text:span></text:span></text:p>
      <text:p text:style-name="P48"><text:span text:style-name="Source_20_Text"><text:span text:style-name="T62"><text:s text:c="3"/>Dulci said, "It is, I swear!"</text:span></text:span></text:p>
      <text:p text:style-name="P48"><text:span text:style-name="Source_20_Text"><text:span text:style-name="T62"><text:s text:c="3"/>The food came and I decided I would eat at my drums again, the burger on my snare and the fries on </text:span></text:span><text:soft-page-break/><text:span text:style-name="Source_20_Text"><text:span text:style-name="T62">my floor tom. Tyler came to the stage and said, "There's been a lightning strike within five miles, so we're postponing sound check until 1:30 after what happened at the Biltmore estate."</text:span></text:span></text:p>
      <text:p text:style-name="P48"><text:span text:style-name="Source_20_Text"><text:span text:style-name="T62"><text:s text:c="3"/>I said, "What happened at Biltmore?"</text:span></text:span></text:p>
      <text:p text:style-name="P48"><text:span text:style-name="Source_20_Text"><text:span text:style-name="T62"><text:s text:c="3"/>Tyler said, "Lightning struck a dead tree, fell onto a car, killed two people," and then with hardly any pause, clearly the point of his statement, "And Biltmore settled."</text:span></text:span></text:p>
      <text:p text:style-name="P48"><text:span text:style-name="Source_20_Text"><text:span text:style-name="T6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8"><text:span text:style-name="Source_20_Text"><text:span text:style-name="T62"><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8"><text:span text:style-name="Source_20_Text"><text:span text:style-name="T62"><text:s text:c="3"/>I said, "Oh awesome! I too am having a hop water sitting on the stage by myself in the rain" with a cry-laugh emoji.</text:span></text:span></text:p>
      <text:p text:style-name="P48"><text:span text:style-name="Source_20_Text"><text:span text:style-name="T62"><text:s text:c="3"/>She loved my message, asked if we were rain delayed and said, "Maybe we can meet for a bite to eat before LaZoom tomorrow evening?"</text:span></text:span></text:p>
      <text:p text:style-name="P48"><text:span text:style-name="Source_20_Text"><text:span text:style-name="T62"><text:s text:c="3"/>"A bite sounds great!" I said. "We're not supposed to start until 2 but we've still got a couple things to check so maybe a short delay"</text:span></text:span></text:p>
      <text:p text:style-name="P48"><text:span text:style-name="Source_20_Text"><text:span text:style-name="T62"><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2">came out and Keith proposed we start checking at 1:45.</text:span></text:span></text:p>
      <text:p text:style-name="P48"><text:span text:style-name="Source_20_Text"><text:span text:style-name="T62"><text:s text:c="3"/>We finished at 2:05, delayed mainly by the Crumar organ needing a reboot.</text:span></text:span></text:p>
      <text:p text:style-name="P48"><text:span text:style-name="Source_20_Text"><text:span text:style-name="T62"><text:s text:c="3"/>Dulci said, "Can we take five?"</text:span></text:span></text:p>
      <text:p text:style-name="P48"><text:span text:style-name="Source_20_Text"><text:span text:style-name="T62"><text:s text:c="3"/>Kevin said, "Thank you, five."</text:span></text:span></text:p>
      <text:p text:style-name="P48"><text:span text:style-name="Source_20_Text"><text:span text:style-name="T62"><text:s text:c="3"/>We went into the greenroom, came back out and played from 2:30 to 3:45. We were playing Only Takes a Minute when Kevin's bass cut out, Wyndham got a bubble in his mouth and my right arm tensed up. "Let's take that break now," I said.</text:span></text:span></text:p>
      <text:p text:style-name="P48"><text:span text:style-name="Source_20_Text"><text:span text:style-name="T62"><text:s text:c="3"/>"Good idea," said Dulci.</text:span></text:span></text:p>
      <text:p text:style-name="P48"><text:span text:style-name="Source_20_Text"><text:span text:style-name="T62"><text:s text:c="3"/>Barb joined us in the greenroom and I sat outside on the wall with Charlie.</text:span></text:span></text:p>
      <text:p text:style-name="P48"><text:span text:style-name="Source_20_Text"><text:span text:style-name="T62"><text:s text:c="3"/>"Going on a LaZoom Ghosted tour tomorrow," I said.</text:span></text:span></text:p>
      <text:p text:style-name="P48"><text:span text:style-name="Source_20_Text"><text:span text:style-name="T62"><text:s text:c="3"/>"Why?"</text:span></text:span></text:p>
      <text:p text:style-name="P48"><text:span text:style-name="Source_20_Text"><text:span text:style-name="T62"><text:s text:c="3"/>"Hannah's their PR person and needs to be able to write about it."</text:span></text:span></text:p>
      <text:p text:style-name="P48"><text:span text:style-name="Source_20_Text"><text:span text:style-name="T62"><text:s text:c="3"/>"Oh," he said, "And she invited you along? Y'all hang out much outside of band stuff?"</text:span></text:span></text:p>
      <text:p text:style-name="P48"><text:span text:style-name="Source_20_Text"><text:span text:style-name="T62"><text:s text:c="3"/>"We have been," I said. "Went for a hike last week."</text:span></text:span></text:p>
      <text:p text:style-name="P48"><text:span text:style-name="Source_20_Text"><text:span text:style-name="T62"><text:s text:c="3"/>"Romantic in nature?"</text:span></text:span></text:p>
      <text:p text:style-name="P48"><text:span text:style-name="Source_20_Text"><text:span text:style-name="T62"><text:s text:c="3"/>I said, "As long as I don't ask about it, it seems to be going that way."</text:span></text:span></text:p>
      <text:p text:style-name="P48"><text:span text:style-name="Source_20_Text"><text:span text:style-name="T62"><text:s text:c="3"/>"Do you want that?"</text:span></text:span></text:p>
      <text:p text:style-name="P48"><text:span text:style-name="Source_20_Text"><text:span text:style-name="T62"><text:s text:c="3"/>"Yes!"</text:span></text:span></text:p>
      <text:p text:style-name="P48"><text:span text:style-name="Source_20_Text"><text:span text:style-name="T62"><text:s text:c="3"/>"Well," he said. "I noticed when we were at the Thomas Kozak show she was looking at you like she kinda liked you."</text:span></text:span></text:p>
      <text:p text:style-name="P48"><text:span text:style-name="Source_20_Text"><text:span text:style-name="T62"><text:s text:c="3"/>"When I brought up that observation months ago, she said, 'I'm gonna have to think about that…'"</text:span></text:span></text:p>
      <text:p text:style-name="P48"><text:soft-page-break/><text:span text:style-name="Source_20_Text"><text:span text:style-name="T62"><text:s text:c="3"/>And he said, "She's a nice girl," as he has said several times before.</text:span></text:span></text:p>
      <text:p text:style-name="P48"><text:span text:style-name="Source_20_Text"><text:span text:style-name="T6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8"><text:span text:style-name="Source_20_Text"><text:span text:style-name="T6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8"><text:span text:style-name="Source_20_Text"><text:span text:style-name="T62"><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8"><text:soft-page-break/><text:span text:style-name="Source_20_Text"><text:span text:style-name="T71">VII.I—</text:span></text:span></text:p>
      <text:p text:style-name="P48"><text:span text:style-name="Source_20_Text"><text:span text:style-name="T62"/></text:span></text:p>
      <text:p text:style-name="P48"><text:span text:style-name="Source_20_Text"><text:span text:style-name="T62">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8"><text:span text:style-name="Source_20_Text"><text:span text:style-name="T6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3">CheezIts</text:span></text:span><text:span text:style-name="Source_20_Text"><text:span text:style-name="T62"> + grapes.</text:span></text:span></text:p>
      <text:p text:style-name="P48"><text:span text:style-name="Source_20_Text"><text:span text:style-name="T62"><text:s text:c="3"/>I caught up on phone stuff from the bathroom while Myrtle hung outside. I opened the door to the porch, took a cup of coffee out there, got another handful of </text:span></text:span><text:span text:style-name="Source_20_Text"><text:span text:style-name="T63">CheezIts</text:span></text:span><text:span text:style-name="Source_20_Text"><text:span text:style-name="T62"> + grapes, went to the comfy chair and drank a cup while looking at Instagram. I went inside, poured another cup, came back to the chair and started writing in my journal.</text:span></text:span></text:p>
      <text:p text:style-name="P48"><text:span text:style-name="Source_20_Text"><text:span text:style-name="T62"/></text:span></text:p>
      <text:p text:style-name="P48"><text:span text:style-name="Source_20_Text"><text:span text:style-name="T62">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8"><text:soft-page-break/><text:span text:style-name="Source_20_Text"><text:span text:style-name="T62"><text:s text:c="3"/>As of yesterday, I now know my complete AVL Fest schedule:</text:span></text:span></text:p>
      <text:p text:style-name="P48"><text:span text:style-name="Source_20_Text"><text:span text:style-name="T62"/></text:span></text:p>
      <text:p text:style-name="P48"><text:span text:style-name="Source_20_Text"><text:span text:style-name="T71">Thursday at 6PM: Tina &amp; Her Pony at The Funkatorium</text:span></text:span></text:p>
      <text:p text:style-name="P48"><text:span text:style-name="Source_20_Text"><text:span text:style-name="T71">Friday at 6:30PM: Hannah Kaminer at The Funkatorium</text:span></text:span></text:p>
      <text:p text:style-name="P48"><text:span text:style-name="Source_20_Text"><text:span text:style-name="T71">Saturday at 2:30: Dulci at New Belgium</text:span></text:span></text:p>
      <text:p text:style-name="P48"><text:span text:style-name="Source_20_Text"><text:span text:style-name="T71">Saturday at 5ish: Ever-Expanding at New Belgium</text:span></text:span></text:p>
      <text:p text:style-name="P48"><text:span text:style-name="Source_20_Text"><text:span text:style-name="T71">Saturday at 9:30: Secret-B Sides at the Music Hall</text:span></text:span></text:p>
      <text:p text:style-name="P48"><text:span text:style-name="Source_20_Text"><text:span text:style-name="T71">Sunday at 3:30: The Moon and You at the Kava Bar</text:span></text:span></text:p>
      <text:p text:style-name="P48"><text:span text:style-name="Source_20_Text"><text:span text:style-name="T62"/></text:span></text:p>
      <text:p text:style-name="P48"><text:span text:style-name="Source_20_Text"><text:span text:style-name="T62">I am excited to share how busy I am on social media, but will wait until all official announcements have been made.</text:span></text:span></text:p>
      <text:p text:style-name="P48"><text:span text:style-name="Source_20_Text"><text:span text:style-name="T6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8"><text:span text:style-name="Source_20_Text"><text:span text:style-name="T62"><text:s text:c="3"/>This is why my brain is averse to doing things.</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3">CheezIts</text:span></text:span><text:span text:style-name="Source_20_Text"><text:span text:style-name="T62">, felt a little lightheaded, drank an orange La Croix and wrote in my journal.</text:span></text:span></text:p>
      <text:p text:style-name="P48"><text:span text:style-name="Source_20_Text"><text:span text:style-name="T62"/></text:span></text:p>
      <text:p text:style-name="P55"><text:span text:style-name="Source_20_Text"><text:span text:style-name="T71">. . .</text:span></text:span></text:p>
      <text:p text:style-name="P48"><text:span text:style-name="Source_20_Text"><text:span text:style-name="T62"/></text:span></text:p>
      <text:p text:style-name="P48"><text:span text:style-name="Source_20_Text"><text:span text:style-name="T62">I closed all the windows, turned on the AC, flossed, brushed my teeth, put my </text:span></text:span><text:span text:style-name="Source_20_Text"><text:span text:style-name="T63">CheezIts</text:span></text:span><text:span text:style-name="Source_20_Text"><text:span text:style-name="T62"> in my laundry basket and wrote a note on the back of their note that said, "</text:span></text:span><text:span text:style-name="Source_20_Text"><text:span text:style-name="T75">Scott and Leann,</text:span></text:span></text:p>
      <text:p text:style-name="P48"><text:span text:style-name="Source_20_Text"><text:span text:style-name="T75"><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8"><text:span text:style-name="Source_20_Text"><text:span text:style-name="T75"><text:s text:c="3"/>--Ross</text:span></text:span></text:p>
      <text:p text:style-name="P48"><text:span text:style-name="Source_20_Text"><text:span text:style-name="T75"><text:s text:c="3"/>P.S., I hope you had a fun and easy, perhaps even radical trip. Thanks again for the purple drink!</text:span></text:span><text:span text:style-name="Source_20_Text"><text:span text:style-name="T62">"</text:span></text:span></text:p>
      <text:p text:style-name="P48"><text:span text:style-name="Source_20_Text"><text:span text:style-name="T62"><text:s text:c="3"/>And then I drew a slightly angry looking picture of Myrtle.</text:span></text:span></text:p>
      <text:p text:style-name="P48"><text:span text:style-name="Source_20_Text"><text:span text:style-name="T62"><text:s text:c="3"/>I got in the car, drove to my house, shaved the contours of my face and got a text from Hannah. "See you soon? I am home and getting ready."</text:span></text:span></text:p>
      <text:p text:style-name="P48"><text:span text:style-name="Source_20_Text"><text:span text:style-name="T62"><text:s text:c="3"/>I said, "Yeah!!" and then, "Omw"</text:span></text:span></text:p>
      <text:p text:style-name="P48"><text:span text:style-name="Source_20_Text"><text:span text:style-name="T6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8"><text:soft-page-break/><text:span text:style-name="Source_20_Text"><text:span text:style-name="T62"><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8"><text:span text:style-name="Source_20_Text"><text:span text:style-name="T6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8"><text:span text:style-name="Source_20_Text"><text:span text:style-name="T62"><text:s text:c="3"/>She said, "I might just grab your arm," and then started choking on salsa and got up to go to the restroom.</text:span></text:span></text:p>
      <text:p text:style-name="P48"><text:span text:style-name="Source_20_Text"><text:span text:style-name="T6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8"><text:span text:style-name="Source_20_Text"><text:span text:style-name="T62"><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2">were in a band together. Lorelai said, "Ohhhh, what do you playyy?"</text:span></text:span></text:p>
      <text:p text:style-name="P48"><text:span text:style-name="Source_20_Text"><text:span text:style-name="T62"><text:s text:c="3"/>Hannah said, "Instruments!"</text:span></text:span></text:p>
      <text:p text:style-name="P48"><text:span text:style-name="Source_20_Text"><text:span text:style-name="T62"><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8"><text:span text:style-name="Source_20_Text"><text:span text:style-name="T6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8"><text:span text:style-name="Source_20_Text"><text:span text:style-name="T6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3">u</text:span></text:span><text:span text:style-name="Source_20_Text"><text:span text:style-name="T62">lder while on the bus.</text:span></text:span></text:p>
      <text:p text:style-name="P48"><text:span text:style-name="Source_20_Text"><text:span text:style-name="T6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8"><text:soft-page-break/><text:span text:style-name="Source_20_Text"><text:span text:style-name="T6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8"><text:span text:style-name="Source_20_Text"><text:span text:style-name="T6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8"><text:span text:style-name="Source_20_Text"><text:span text:style-name="T6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8"><text:span text:style-name="Source_20_Text"><text:span text:style-name="T62"><text:s text:c="3"/>I woke at five AM, charged my phone and wrote in my journal.</text:span></text:span></text:p>
      <text:p text:style-name="P48"><text:span text:style-name="Source_20_Text"><text:span text:style-name="T64"/></text:span></text:p>
      <text:p text:style-name="P48"><text:soft-page-break/><text:span text:style-name="Source_20_Text"><text:span text:style-name="T72">VII.II—</text:span></text:span></text:p>
      <text:p text:style-name="P48"><text:span text:style-name="Source_20_Text"><text:span text:style-name="T64"/></text:span></text:p>
      <text:p text:style-name="P48"><text:span text:style-name="Source_20_Text"><text:span text:style-name="T64">I struggled to sleep until about 9:30, at which point I opened a hop water and took the drums out of my car. I formatted several days worth of entries and printed out 20 pages.</text:span></text:span></text:p>
      <text:p text:style-name="P48"><text:span text:style-name="Source_20_Text"><text:span text:style-name="T64"><text:s text:c="3"/>I shaved my face, got dressed, packed my bag (journal, phone, wallet, cup,) put on my hat and announced with a peace sign to Erica from the top of the stairs I was walking to the bank.</text:span></text:span></text:p>
      <text:p text:style-name="P48"><text:span text:style-name="Source_20_Text"><text:span text:style-name="T64"><text:s text:c="3"/>I walked straight there, frequently smelling sewage and realizing how the only thing in life I need to focus on/care about is my journaling.</text:span></text:span></text:p>
      <text:p text:style-name="P48"><text:span text:style-name="Source_20_Text"><text:span text:style-name="T64"><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8"><text:span text:style-name="Source_20_Text"><text:span text:style-name="T64"><text:s text:c="3"/>I walked to Pritchard, sat, drank and read all my recent entries, then wrote.</text:span></text:span></text:p>
      <text:p text:style-name="P48"><text:span text:style-name="Source_20_Text"><text:span text:style-name="T64"/></text:span></text:p>
      <text:p text:style-name="P55"><text:span text:style-name="Source_20_Text"><text:span text:style-name="T72">. . .</text:span></text:span></text:p>
      <text:p text:style-name="P48"><text:span text:style-name="Source_20_Text"><text:span text:style-name="T64"/></text:span></text:p>
      <text:p text:style-name="P48"><text:span text:style-name="Source_20_Text"><text:span text:style-name="T64">I walked up to Malaprops and carefully considered all the journals, eventually deciding on a B6 Moleskine, lined, 208 pages. It cost around $25 w/ tax, which is more than 10 cents a page!</text:span></text:span></text:p>
      <text:p text:style-name="P48"><text:span text:style-name="Source_20_Text"><text:span text:style-name="T64"><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4">I walked up the street, sat at the shady bus stop and wrote in my journal.</text:span></text:span></text:p>
      <text:p text:style-name="P48"><text:span text:style-name="Source_20_Text"><text:span text:style-name="T64"/></text:span></text:p>
      <text:p text:style-name="P55"><text:span text:style-name="Source_20_Text"><text:span text:style-name="T72">. . .</text:span></text:span></text:p>
      <text:p text:style-name="P48"><text:span text:style-name="Source_20_Text"><text:span text:style-name="T64"/></text:span></text:p>
      <text:p text:style-name="P48"><text:span text:style-name="Source_20_Text"><text:span text:style-name="T64">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8"><text:span text:style-name="Source_20_Text"><text:span text:style-name="T64"/></text:span></text:p>
      <text:p text:style-name="P55"><text:span text:style-name="Source_20_Text"><text:span text:style-name="T72">. . .</text:span></text:span></text:p>
      <text:p text:style-name="P55"><text:span text:style-name="Source_20_Text"><text:span text:style-name="T64"/></text:span></text:p>
      <text:p text:style-name="P49"><text:span text:style-name="Source_20_Text"><text:span text:style-name="T65">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49"><text:span text:style-name="Source_20_Text"><text:span text:style-name="T65"><text:s text:c="3"/>I ran into Adam Grabowski, who said he was very impressed with my drum solo video Courtney posted the other day. I said I was too and missed having him on the west side.</text:span></text:span></text:p>
      <text:p text:style-name="P49"><text:span text:style-name="Source_20_Text"><text:span text:style-name="T65"><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49"><text:soft-page-break/><text:span text:style-name="Source_20_Text"><text:span text:style-name="T65"><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49"><text:span text:style-name="Source_20_Text"><text:span text:style-name="T65"><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49"><text:span text:style-name="Source_20_Text"><text:span text:style-name="T65"><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49"><text:span text:style-name="Source_20_Text"><text:span text:style-name="T65"/></text:span></text:p>
      <text:p text:style-name="P49"><text:span text:style-name="Source_20_Text"><text:span text:style-name="T65">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49"><text:span text:style-name="Source_20_Text"><text:span text:style-name="T65"/></text:span></text:p>
      <text:p text:style-name="P56"><text:span text:style-name="Source_20_Text"><text:span text:style-name="T73">. . .</text:span></text:span></text:p>
      <text:p text:style-name="P49"><text:soft-page-break/><text:span text:style-name="Source_20_Text"><text:span text:style-name="T65"/></text:span></text:p>
      <text:p text:style-name="P49"><text:span text:style-name="Source_20_Text"><text:span text:style-name="T65">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49"><text:span text:style-name="Source_20_Text"><text:span text:style-name="T65"><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49"><text:span text:style-name="Source_20_Text"><text:span text:style-name="T65"><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49"><text:span text:style-name="Source_20_Text"><text:span text:style-name="T65"><text:s text:c="3"/>Not too far into it, Hannah said, "I need to kick you out. You're being too much fun."</text:span></text:span></text:p>
      <text:p text:style-name="P49"><text:span text:style-name="Source_20_Text"><text:span text:style-name="T65"><text:s text:c="3"/>I said, "I have to chug it," and put on my hat shoes and bag.</text:span></text:span></text:p>
      <text:p text:style-name="P49"><text:soft-page-break/><text:span text:style-name="Source_20_Text"><text:span text:style-name="T65"><text:s text:c="3"/>"No, please sit down and don't chug it." I drank my orange juice expeditiously. She said, "Thank you for coming over."</text:span></text:span></text:p>
      <text:p text:style-name="P49"><text:span text:style-name="Source_20_Text"><text:span text:style-name="T65"><text:s text:c="3"/>I jokingly said, "Thanks for letting me bother you."</text:span></text:span></text:p>
      <text:p text:style-name="P49"><text:span text:style-name="Source_20_Text"><text:span text:style-name="T65"><text:s text:c="3"/>She said, "You aren't bothering me. I just need to focus," and offered me a ride home.</text:span></text:span></text:p>
      <text:p text:style-name="P49"><text:span text:style-name="Source_20_Text"><text:span text:style-name="T65"><text:s text:c="3"/>I rejected and put my arms out for a hug, then said, "Have a great time. I'll miss ya.'"</text:span></text:span></text:p>
      <text:p text:style-name="P49"><text:span text:style-name="Source_20_Text"><text:span text:style-name="T65"><text:s text:c="3"/>She said, seriously, "I'll miss you, too. Thanks for watching the cats."</text:span></text:span></text:p>
      <text:p text:style-name="P49"><text:span text:style-name="Source_20_Text"><text:span text:style-name="T65"><text:s text:c="3"/>"I'll probably come over," I said with a pause. "Around 11:30?"</text:span></text:span></text:p>
      <text:p text:style-name="P49"><text:span text:style-name="Source_20_Text"><text:span text:style-name="T65"><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49"><text:span text:style-name="Source_20_Text"><text:span text:style-name="T65"/></text:span></text:p>
      <text:p text:style-name="P49"><text:span text:style-name="Source_20_Text"><text:span text:style-name="T65">I wanted to take a bath, but as usual decided against it with the basement being dark and Erica probably asleep. </text:span></text:span></text:p>
      <text:p text:style-name="P49"><text:span text:style-name="Source_20_Text"><text:span text:style-name="T65"/></text:span></text:p>
      <text:p text:style-name="P57"><text:span text:style-name="Source_20_Text"><text:span text:style-name="T74">—VII.III— </text:span></text:span></text:p>
      <text:p text:style-name="P57"><text:span text:style-name="Source_20_Text"><text:span text:style-name="T66"/></text:span></text:p>
      <text:p text:style-name="P50"><text:span text:style-name="Source_20_Text"><text:span text:style-name="T66">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6">Chromebook, made another cup of coffee, came upstairs, formatted and wrote in my journal.</text:span></text:span></text:p>
      <text:p text:style-name="P50"><text:span text:style-name="Source_20_Text"><text:span text:style-name="T66"/></text:span></text:p>
      <text:p text:style-name="P50"><text:span text:style-name="Source_20_Text"><text:span text:style-name="T66">I forgot to mention some things from the day before: while hanging out with Hannah, drinking my hopmosa, she came out of her bedroom and said, "Do you ever think about what you want to be when you grow up?"</text:span></text:span></text:p>
      <text:p text:style-name="P50"><text:span text:style-name="Source_20_Text"><text:span text:style-name="T66"><text:s text:c="3"/>I laughed and said, "I'm already doing it! What do you want to be when you grew up?"</text:span></text:span></text:p>
      <text:p text:style-name="P50"><text:span text:style-name="Source_20_Text"><text:span text:style-name="T66"><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0"><text:span text:style-name="Source_20_Text"><text:span text:style-name="T66"><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0"><text:span text:style-name="Source_20_Text"><text:span text:style-name="T66"><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0"><text:span text:style-name="Source_20_Text"><text:span text:style-name="T66"><text:s text:c="3"/>I woke up and saw these messages at about 3:30 and spent a while formulating and reforming a </text:span></text:span><text:soft-page-break/><text:span text:style-name="Source_20_Text"><text:span text:style-name="T66">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0"><text:span text:style-name="Source_20_Text"><text:span text:style-name="T66"><text:s text:c="3"/>She wrote me back at 10:30, saying, "Hi! I made it into the tour van and the house is sort of clean! Kind of. Thank you for coming over and hanging out last night!</text:span></text:span></text:p>
      <text:p text:style-name="P50"><text:span text:style-name="Source_20_Text"><text:span text:style-name="T66"><text:s text:c="3"/>Ok a few things to download - </text:span></text:span></text:p>
      <text:p text:style-name="P50"><text:span text:style-name="Source_20_Text"><text:span text:style-name="T66">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0"><text:span text:style-name="Source_20_Text"><text:span text:style-name="T66"><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0"><text:span text:style-name="Source_20_Text"><text:span text:style-name="T66"/></text:span></text:p>
      <text:p text:style-name="P57"><text:span text:style-name="Source_20_Text"><text:span text:style-name="T74">. . .</text:span></text:span></text:p>
      <text:p text:style-name="P50"><text:span text:style-name="Source_20_Text"><text:span text:style-name="T66"/></text:span></text:p>
      <text:p text:style-name="P50"><text:soft-page-break/><text:span text:style-name="Source_20_Text"><text:span text:style-name="T66">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0"><text:span text:style-name="Source_20_Text"><text:span text:style-name="T66"><text:s text:c="3"/>I said, "That's generous indeed, thank you!!"</text:span></text:span></text:p>
      <text:p text:style-name="P50"><text:span text:style-name="Source_20_Text"><text:span text:style-name="T66"><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0"><text:span text:style-name="Source_20_Text"><text:span text:style-name="T66"><text:s text:c="3"/>I packed my Chromebook, journal, toothbrush, toothpaste, shorts and phone charger, attached my cup to the strap, then packed my blue bag with grapes, bananas, phone, wallet and a pack of ramen.</text:span></text:span></text:p>
      <text:p text:style-name="P50"><text:span text:style-name="Source_20_Text"><text:span text:style-name="T66"><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0"><text:span text:style-name="Source_20_Text"><text:span text:style-name="T66"><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6">kitchen, laid on Hannah's bed and wrote in my journal.</text:span></text:span></text:p>
      <text:p text:style-name="P50"><text:span text:style-name="Source_20_Text"><text:span text:style-name="T66"/></text:span></text:p>
      <text:p text:style-name="P50"><text:span text:style-name="Source_20_Text"><text:span text:style-name="T66">Bruce is chilling next to me and Neville is making careful periodic visits. A hand-written poster is on the wall that says:</text:span></text:span></text:p>
      <text:p text:style-name="P50"><text:span text:style-name="Source_20_Text"><text:span text:style-name="T66"><text:s text:c="3"/>"</text:span></text:span><text:span text:style-name="Source_20_Text"><text:span text:style-name="T76">We are not producers. I am not a factory. I am a human with a heart + soul + mind. 'I am more conduit than creator of what I express' is the artist's way. </text:span></text:span></text:p>
      <text:p text:style-name="P50"><text:span text:style-name="Source_20_Text"><text:span text:style-name="T76"><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0"><text:span text:style-name="Source_20_Text"><text:span text:style-name="T76"><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0"><text:span text:style-name="Source_20_Text"><text:span text:style-name="T76"><text:s text:c="3"/>Instead...</text:span></text:span></text:p>
      <text:p text:style-name="P50"><text:span text:style-name="Source_20_Text"><text:span text:style-name="T76"><text:s text:c="3"/>Cultivating the soil of my life + heart</text:span></text:span></text:p>
      <text:p text:style-name="P50"><text:span text:style-name="Source_20_Text"><text:span text:style-name="T76"><text:s text:c="3"/>Planting good seeds</text:span></text:span></text:p>
      <text:p text:style-name="P50"><text:span text:style-name="Source_20_Text"><text:span text:style-name="T76"><text:s text:c="3"/>Giving them space + time (no overcrowded rows)</text:span></text:span></text:p>
      <text:p text:style-name="P50"><text:span text:style-name="Source_20_Text"><text:span text:style-name="T76"><text:s text:c="3"/>And love + sunlight + water + attention + faithfulness to small things.</text:span></text:span></text:p>
      <text:p text:style-name="P50"><text:soft-page-break/><text:span text:style-name="Source_20_Text"><text:span text:style-name="T76"><text:s text:c="3"/>I will not measure by achievement but by what is able to grow + flourish over time.</text:span></text:span><text:span text:style-name="Source_20_Text"><text:span text:style-name="T66">"</text:span></text:span></text:p>
      <text:p text:style-name="P50"><text:span text:style-name="Source_20_Text"><text:span text:style-name="T66"/></text:span></text:p>
      <text:p text:style-name="P57"><text:span text:style-name="Source_20_Text"><text:span text:style-name="T74">. . .</text:span></text:span></text:p>
      <text:p text:style-name="P50"><text:span text:style-name="Source_20_Text"><text:span text:style-name="T66"/></text:span></text:p>
      <text:p text:style-name="P50"><text:span text:style-name="Source_20_Text"><text:span text:style-name="T66">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0"><text:span text:style-name="Source_20_Text"><text:span text:style-name="T66"><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 <text: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3T14:57:47.663010138</dc:date>
    <meta:editing-duration>P1DT1H25M33S</meta:editing-duration>
    <meta:editing-cycles>60</meta:editing-cycles>
    <meta:generator>LibreOffice/7.3.7.2$Linux_X86_64 LibreOffice_project/30$Build-2</meta:generator>
    <meta:print-date>2024-07-03T14:57:40.837267929</meta:print-date>
    <meta:document-statistic meta:table-count="0" meta:image-count="0" meta:object-count="0" meta:page-count="57" meta:paragraph-count="297" meta:word-count="14784" meta:character-count="77192" meta:non-whitespace-character-count="62031"/>
  </office:meta>
</office:document-meta>
</file>